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-0.023cm" svg:y="3.71cm" presentation:class="title" presentation:user-transformed="true">
          <draw:text-box>
            <text:p text:style-name="P1"><text:span text:style-name="T1">Te adoram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-0.023cm" svg:y="0cm" presentation:class="title" presentation:user-transformed="true">
          <draw:text-box>
            <text:p text:style-name="P3"><text:span text:style-name="T2">//Aleluya </text:span><text:span text:style-name="T2"><text:line-break/></text:span><text:span text:style-name="T2">Gloria aleluya</text:span><text:span text:style-name="T2"><text:line-break/></text:span><text:span text:style-name="T2">Gloria aleluya </text:span><text:span text:style-name="T2"><text:line-break/></text:span><text:span text:style-name="T2">Gloria al Señor//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-0.023cm" svg:y="0cm" presentation:class="title" presentation:user-transformed="true">
          <draw:text-box>
            <text:p text:style-name="P3"><text:span text:style-name="T3">//Te adoramos</text:span><text:span text:style-name="T3"><text:line-break/></text:span><text:span text:style-name="T3">Cristo te Adoramos</text:span><text:span text:style-name="T3"><text:line-break/></text:span><text:span text:style-name="T2">Cristo te Adoramos</text:span><text:span text:style-name="T2"><text:line-break/></text:span><text:span text:style-name="T2">Cristo mi señor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-0.023cm" svg:y="0cm" presentation:class="title" presentation:user-transformed="true">
          <draw:text-box>
            <text:p text:style-name="P3"><text:span text:style-name="T2">//Tú eres Santo</text:span><text:span text:style-name="T2"><text:line-break/></text:span><text:span text:style-name="T2">Solo Tú Eres Santo</text:span><text:span text:style-name="T2"><text:line-break/></text:span><text:span text:style-name="T2">Solo Tú Eres Santo</text:span><text:span text:style-name="T2"><text:line-break/></text:span><text:span text:style-name="T2">Santo Mi Señor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1T22:09:44.370000000</meta:creation-date>
    <dc:date>2023-01-21T22:14:15.514000000</dc:date>
    <meta:editing-duration>PT4M31S</meta:editing-duration>
    <meta:editing-cycles>1</meta:editing-cycles>
    <meta:document-statistic meta:object-count="33"/>
    <meta:generator>LibreOffice/7.4.4.2$Windows_X86_64 LibreOffice_project/85569322deea74ec9134968a29af2df5663baa21</meta:generator>
  </office:meta>
</office:document-meta>
</file>